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Tipodeletrapredefinidodoparágrafo" style:family="text">
      <style:text-properties style:font-name="Arial" style:font-name-complex="Arial" fo:font-size="14pt" style:font-size-asian="14pt" style:font-size-complex="14pt"/>
    </style:style>
    <style:style style:name="P3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4" style:parent-style-name="Normal" style:family="paragraph">
      <style:paragraph-properties fo:text-align="justify" fo:line-height="115%"/>
      <style:text-properties style:font-name="Arial" style:font-name-complex="Arial"/>
    </style:style>
    <style:style style:name="P5" style:parent-style-name="ParágrafodaLista" style:family="paragraph">
      <style:paragraph-properties fo:text-align="justify" fo:line-height="115%"/>
      <style:text-properties style:font-name="Arial" style:font-name-complex="Arial"/>
    </style:style>
    <style:style style:name="P6" style:parent-style-name="ParágrafodaLista" style:family="paragraph">
      <style:paragraph-properties fo:text-align="justify" fo:line-height="115%"/>
      <style:text-properties style:font-name="Arial" style:font-name-complex="Arial"/>
    </style:style>
    <style:style style:name="P7" style:parent-style-name="ParágrafodaLista" style:family="paragraph">
      <style:paragraph-properties fo:text-align="justify" fo:line-height="115%"/>
      <style:text-properties style:font-name="Arial" style:font-name-complex="Arial"/>
    </style:style>
    <style:style style:name="P8" style:parent-style-name="ParágrafodaLista" style:family="paragraph">
      <style:paragraph-properties fo:text-align="justify" fo:line-height="115%"/>
      <style:text-properties style:font-name="Arial" style:font-name-complex="Arial"/>
    </style:style>
    <style:style style:name="P9" style:parent-style-name="Normal" style:family="paragraph">
      <style:paragraph-properties fo:text-align="justify" fo:line-height="115%"/>
      <style:text-properties style:font-name="Arial" style:font-name-complex="Arial"/>
    </style:style>
    <style:style style:name="P10" style:parent-style-name="Normal" style:family="paragraph">
      <style:paragraph-properties fo:text-align="justify" fo:line-height="115%"/>
      <style:text-properties style:font-name="Arial" style:font-name-complex="Arial"/>
    </style:style>
    <style:style style:name="P11" style:parent-style-name="ParágrafodaLista" style:family="paragraph">
      <style:paragraph-properties fo:text-align="justify" fo:line-height="115%"/>
      <style:text-properties style:font-name="Arial" style:font-name-complex="Arial"/>
    </style:style>
    <style:style style:name="P12" style:parent-style-name="ParágrafodaLista" style:family="paragraph">
      <style:paragraph-properties fo:text-align="justify" fo:line-height="115%"/>
      <style:text-properties style:font-name="Arial" style:font-name-complex="Arial"/>
    </style:style>
    <style:style style:name="P13" style:parent-style-name="ParágrafodaLista" style:family="paragraph">
      <style:paragraph-properties fo:text-align="justify" fo:line-height="115%"/>
      <style:text-properties style:font-name="Arial" style:font-name-complex="Arial"/>
    </style:style>
    <style:style style:name="P14" style:parent-style-name="ParágrafodaLista" style:family="paragraph">
      <style:paragraph-properties fo:text-align="justify" fo:line-height="115%"/>
    </style:style>
    <style:style style:name="T15" style:parent-style-name="Tipodeletrapredefinidodoparágrafo" style:family="text">
      <style:text-properties style:font-name="Arial" style:font-name-complex="Arial"/>
    </style:style>
    <style:style style:name="T16" style:parent-style-name="Tipodeletrapredefinidodoparágrafo" style:family="text">
      <style:text-properties style:font-name="Arial" style:font-name-complex="Arial"/>
    </style:style>
    <style:style style:name="T17" style:parent-style-name="Tipodeletrapredefinidodoparágrafo" style:family="text">
      <style:text-properties style:font-name="Arial" style:font-name-complex="Arial" fo:color="#202124" fo:background-color="#FFFFFF"/>
    </style:style>
    <style:style style:name="P18" style:parent-style-name="Normal" style:family="paragraph">
      <style:paragraph-properties fo:text-align="justify" fo:line-height="115%"/>
      <style:text-properties style:font-name="Arial" style:font-name-complex="Arial"/>
    </style:style>
    <style:style style:name="P19" style:parent-style-name="Normal" style:family="paragraph">
      <style:paragraph-properties fo:text-align="justify" fo:line-height="115%"/>
      <style:text-properties style:font-name="Arial" style:font-name-complex="Arial"/>
    </style:style>
    <style:style style:name="P20" style:parent-style-name="Normal" style:family="paragraph">
      <style:paragraph-properties fo:text-align="justify" fo:line-height="115%"/>
      <style:text-properties style:font-name="Arial" style:font-name-complex="Arial"/>
    </style:style>
    <style:style style:name="P21" style:parent-style-name="ParágrafodaLista" style:family="paragraph">
      <style:paragraph-properties fo:text-align="justify" fo:line-height="115%"/>
      <style:text-properties style:font-name="Arial" style:font-name-complex="Arial"/>
    </style:style>
    <style:style style:name="P22" style:parent-style-name="Normal" style:family="paragraph">
      <style:paragraph-properties fo:text-align="justify" fo:line-height="115%"/>
      <style:text-properties style:font-name="Arial" style:font-name-complex="Arial"/>
    </style:style>
    <style:style style:name="P23" style:parent-style-name="Normal" style:family="paragraph">
      <style:paragraph-properties fo:text-align="justify" fo:line-height="115%"/>
      <style:text-properties style:font-name="Arial" style:font-name-complex="Arial"/>
    </style:style>
    <style:style style:name="P24" style:parent-style-name="Normal" style:family="paragraph">
      <style:paragraph-properties fo:text-align="justify" fo:line-height="115%"/>
      <style:text-properties style:font-name="Arial" style:font-name-complex="Arial"/>
    </style:style>
    <style:style style:name="P25" style:parent-style-name="Normal" style:family="paragraph">
      <style:paragraph-properties fo:text-align="justify" fo:line-height="115%"/>
      <style:text-properties style:font-name="Arial" style:font-name-complex="Arial"/>
    </style:style>
    <style:style style:name="P26" style:parent-style-name="Normal" style:family="paragraph">
      <style:paragraph-properties fo:text-align="justify" fo:line-height="115%"/>
      <style:text-properties style:font-name="Arial" style:font-name-complex="Arial"/>
    </style:style>
    <style:style style:name="P27" style:parent-style-name="Normal" style:family="paragraph">
      <style:paragraph-properties fo:text-align="justify" fo:line-height="115%"/>
      <style:text-properties style:font-name="Arial" style:font-name-complex="Arial"/>
    </style:style>
    <style:style style:name="P28" style:parent-style-name="ParágrafodaLista" style:family="paragraph">
      <style:paragraph-properties fo:text-align="justify" fo:line-height="115%"/>
      <style:text-properties style:font-name="Arial" style:font-name-complex="Arial"/>
    </style:style>
    <style:style style:name="P29" style:parent-style-name="Normal" style:family="paragraph">
      <style:paragraph-properties fo:text-align="justify" fo:line-height="115%"/>
      <style:text-properties style:font-name="Arial" style:font-name-complex="Arial"/>
    </style:style>
    <style:style style:name="P30" style:parent-style-name="Normal" style:family="paragraph">
      <style:paragraph-properties fo:text-align="justify" fo:line-height="115%"/>
      <style:text-properties style:font-name="Arial" style:font-name-complex="Arial"/>
    </style:style>
    <style:style style:name="P31" style:parent-style-name="Normal" style:family="paragraph">
      <style:paragraph-properties fo:text-align="justify" fo:line-height="115%"/>
      <style:text-properties style:font-name="Arial" style:font-name-complex="Arial"/>
    </style:style>
    <style:style style:name="P32" style:parent-style-name="ParágrafodaLista" style:family="paragraph">
      <style:paragraph-properties fo:text-align="justify" fo:line-height="115%"/>
      <style:text-properties style:font-name="Arial" style:font-name-complex="Arial"/>
    </style:style>
    <style:style style:name="P33" style:parent-style-name="Normal" style:family="paragraph">
      <style:paragraph-properties fo:text-align="justify" fo:line-height="115%"/>
      <style:text-properties style:font-name="Arial" style:font-name-complex="Arial"/>
    </style:style>
    <style:style style:name="P34" style:parent-style-name="ParágrafodaLista" style:family="paragraph">
      <style:paragraph-properties fo:text-align="justify" fo:line-height="115%"/>
      <style:text-properties style:font-name="Arial" style:font-name-complex="Arial"/>
    </style:style>
    <style:style style:name="P35" style:parent-style-name="Normal" style:family="paragraph">
      <style:paragraph-properties fo:text-align="justify" fo:line-height="115%"/>
      <style:text-properties style:font-name="Arial" style:font-name-complex="Arial"/>
    </style:style>
    <style:style style:name="P36" style:parent-style-name="Normal" style:family="paragraph">
      <style:paragraph-properties fo:text-align="justify" fo:line-height="115%"/>
      <style:text-properties style:font-name="Arial" style:font-name-complex="Arial"/>
    </style:style>
    <style:style style:name="P37" style:parent-style-name="ParágrafodaLista" style:family="paragraph">
      <style:paragraph-properties fo:text-align="justify" fo:line-height="115%"/>
      <style:text-properties style:font-name="Arial" style:font-name-complex="Arial"/>
    </style:style>
    <style:style style:name="P38" style:parent-style-name="Normal" style:family="paragraph">
      <style:paragraph-properties fo:text-align="justify" fo:line-height="115%"/>
      <style:text-properties style:font-name="Arial" style:font-name-complex="Arial"/>
    </style:style>
    <style:style style:name="P39" style:parent-style-name="ParágrafodaLista" style:family="paragraph">
      <style:paragraph-properties fo:text-align="justify" fo:line-height="115%"/>
      <style:text-properties style:font-name="Arial" style:font-name-complex="Arial"/>
    </style:style>
    <style:style style:name="P40" style:parent-style-name="ParágrafodaLista" style:family="paragraph">
      <style:paragraph-properties fo:text-align="justify" fo:line-height="115%"/>
      <style:text-properties style:font-name="Arial" style:font-name-complex="Arial"/>
    </style:style>
    <style:style style:name="P41" style:parent-style-name="ParágrafodaLista" style:family="paragraph">
      <style:paragraph-properties fo:text-align="justify" fo:line-height="115%"/>
      <style:text-properties style:font-name="Arial" style:font-name-complex="Arial"/>
    </style:style>
    <style:style style:name="P42" style:parent-style-name="Normal" style:family="paragraph">
      <style:text-properties style:font-name="Arial" style:font-name-complex="Arial"/>
    </style:style>
    <style:style style:name="P43" style:parent-style-name="Normal" style:family="paragraph">
      <style:text-properties style:font-name="Arial" style:font-name-complex="Arial"/>
    </style:style>
    <style:style style:name="P44" style:parent-style-name="Normal" style:family="paragraph">
      <style:text-properties style:font-name="Arial" style:font-name-complex="Arial"/>
    </style:style>
    <style:style style:name="P45" style:parent-style-name="Normal" style:family="paragraph">
      <style:text-properties style:font-name="Arial" style:font-name-complex="Arial" fo:font-size="12pt" style:font-size-asian="12pt" style:font-size-complex="12pt"/>
    </style:style>
    <style:style style:name="P46" style:parent-style-name="Normal" style:family="paragraph">
      <style:text-properties style:font-name="Arial" style:font-name-complex="Arial" fo:font-size="12pt" style:font-size-asian="12pt" style:font-size-complex="12pt"/>
    </style:style>
    <style:style style:name="P47" style:parent-style-name="Normal" style:family="paragraph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<text:span text:style-name="T2">Plano de Marketing</text:span></text:p>
      <text:p text:style-name="P3"/>
      <text:p text:style-name="P4">5- Descrever os objetivos<text:s/>pretendidos (anual)</text:p>
      <text:list text:style-name="LFO6" text:continue-numbering="true">
        <text:list-item>
          <text:p text:style-name="P5">Aguentar o alcance e o número de vendas para mais 10% num espaço de um ano.</text:p>
        </text:list-item>
        <text:list-item>
          <text:p text:style-name="P6">Conquistar mais 5% de novos clientes num espaço de um ano.</text:p>
        </text:list-item>
        <text:list-item>
          <text:p text:style-name="P7">Aumentar o número de seguidores<text:s/>nas redes sociais,<text:s/>no Instagram para os 2000 e o Facebook 10000, criar perfil no Pinterest.</text:p>
        </text:list-item>
        <text:list-item>
          <text:p text:style-name="P8">Criar mais interatividade com os clientes, por exemplo fazer demostrações.</text:p>
        </text:list-item>
      </text:list>
      <text:p text:style-name="P9">6- Marketing<text:s/>Mix<text:s/></text:p>
      <text:p text:style-name="P10">O marketing mix é um conjunto de ferramentas controladas pelo<text:s/>marketing, que são chamados de 4´Ps-<text:s/>“produto, preço, distribuição e promoção” que as empresas usam para produzir respostas desejadas para o seu mercado alvo.</text:p>
      <text:list text:style-name="LFO4" text:continue-numbering="true">
        <text:list-item>
          <text:p text:style-name="P11">Produto- é tudo aquilo que pode ser oferecido a um mercado que possa satisfazer uma necessidade ou desejo.<text:s/></text:p>
        </text:list-item>
        <text:list-item>
          <text:p text:style-name="P12">Preço- é o valor em dinheiro recebido em troca de um bem ou serviço.<text:s/></text:p>
        </text:list-item>
        <text:list-item>
          <text:p text:style-name="P13">Distribuição- é um conjunto de pessoas que trabalha no processo de fazer chegar um produto desde o produtor até ao consumidor.<text:s/></text:p>
        </text:list-item>
        <text:list-item>
          <text:p text:style-name="P14"><text:span text:style-name="T15">Promoção-</text:span><text:span text:style-name="T16"><text:s/>é uma<text:s/></text:span><text:span text:style-name="T17">maneira de divulgação do produto ou serviço.</text:span></text:p>
        </text:list-item>
      </text:list>
      <text:p text:style-name="P18">Ao longo dos anos sentiu se a necessidade de ter mais ´Ps, isto porque com o passar do tempo o plano de marketing foi ficando cada vez mais completo e integrado, e outras questões além dos 4 ´Ps que estavam sendo levados em conta.<text:s/></text:p>
      <text:p text:style-name="P19">Por isso agora já se considera 7´Ps, que são: Produto, Preço Distribuição, Promoção, Pessoas, Percepção e Processo. Mas ainda a pessoas que considerem 8 ´Ps em vez de 7.<text:s/></text:p>
      <text:p text:style-name="P20">7-<text:s/>Contextualização da empresa / marca<text:s/></text:p>
      <text:list text:style-name="LFO2" text:continue-numbering="true">
        <text:list-item>
          <text:p text:style-name="P21">Produto / serviço<text:s/></text:p>
        </text:list-item>
      </text:list>
      <text:p text:style-name="P22">É uma empresa distribuidora de produtos domésticos e hoteleiros.<text:s/></text:p>
      <text:p text:style-name="P23">O seu público-alvo é empresas no ramo hoteleiro e pessoas que queiram comprar produtos domésticos desde serviços de louça até eletrodomésticos.<text:s/></text:p>
      <text:p text:style-name="P24">A Robalo oferece uma enorme variedade de marcas.</text:p>
      <text:p text:style-name="P25">Oferecem serviço de entrega ao estabelecimento e recolha em loja.</text:p>
      <text:p text:style-name="P26">Tem uma garantia de 6 messes todos os eletrodomésticos,</text:p>
      <text:p text:style-name="P27">Concorrentes:<text:s/>Irmãos Peixoto e JM Correia</text:p>
      <text:list text:style-name="LFO3" text:continue-numbering="true">
        <text:list-item>
          <text:p text:style-name="P28">Preço<text:s/></text:p>
        </text:list-item>
      </text:list>
      <text:p text:style-name="P29">Oferecem uma variedade de marcas e com isso<text:s/>conseguem ter preços para todo o tipo de clientes.<text:s/></text:p>
      <text:p text:style-name="P30">Tem como formas de pagamento os cartões de crédito e transferências bancarias.</text:p>
      <text:p text:style-name="P31"/>
      <text:list text:style-name="LFO3" text:continue-numbering="true">
        <text:list-item>
          <text:p text:style-name="P32">Local<text:s/></text:p>
        </text:list-item>
      </text:list>
      <text:p text:style-name="P33">Esta localizada a sede em Vila Franca de Xira e tem delegação em Lisboa, Norte e Aveiro.<text:s/></text:p>
      <text:list text:style-name="LFO3" text:continue-numbering="true">
        <text:list-item>
          <text:p text:style-name="P34">Promoção</text:p>
        </text:list-item>
      </text:list>
      <text:p text:style-name="P35">Criar meios de divulgação dos produtos de forma mais interativa e criativa.<text:s/></text:p>
      <text:p text:style-name="P36">8- Orientação estratégica (a cada mês)</text:p>
      <text:list text:style-name="LFO7" text:continue-numbering="true">
        <text:list-item>
          <text:p text:style-name="P37">Aguentar o alcance e o número de vendas para mais 10% num espaço de um ano, para isso iremos tentar aumentar por mês 0,83%</text:p>
        </text:list-item>
      </text:list>
      <text:p text:style-name="P38">Para isso vamos fazer melhorias no site, como a mudança na barra de pesquisa…, atualização do layout da revista dos produtos.<text:s/></text:p>
      <text:list text:style-name="LFO7" text:continue-numbering="true">
        <text:list-item>
          <text:p text:style-name="P39">Conquistar mais 5% de novos clientes num espaço de um ano, ou seja, tentar por mês angariar 0,42%. Com participações em feiras mais especificamente a feia, realizações de workshops e demostrações, distribuição de flyers e criação de uns novos cartões de visita mais criativos.<text:s/></text:p>
        </text:list-item>
        <text:list-item>
          <text:p text:style-name="P40">Aumentar o número de seguidores<text:s/>nas redes sociais para isso iremos aumentar o número de post e a criação de Pinterest…</text:p>
        </text:list-item>
        <text:list-item>
          <text:p text:style-name="P41">Criar mais interatividade com os clientes,<text:s/>com a participações em feiras e a realização de<text:s/>demostrações<text:s/>e workshops<text:s/>na sede.</text:p>
        </text:list-item>
      </text:list>
      <text:p text:style-name="P42"/>
      <text:p text:style-name="P43"/>
      <text:p text:style-name="P44"/>
      <text:p text:style-name="P45"/>
      <text:p text:style-name="P46"/>
      <text:p text:style-name="P47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2" style:display-name="Título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8pt" style:font-size-asian="18pt" style:font-size-complex="18pt" style:language-asian="pt" style:country-asian="PT" fo:hyphenate="tru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2Caráter" style:display-name="Título 2 Caráter" style:family="text" style:parent-style-name="Tipodeletrapredefinidodoparágrafo">
      <style:text-properties style:font-name="Times New Roman" style:font-name-asian="Times New Roman" fo:font-weight="bold" style:font-weight-asian="bold" style:font-weight-complex="bold" style:letter-kerning="false" fo:font-size="18pt" style:font-size-asian="18pt" style:font-size-complex="18pt" style:language-asian="pt" style:country-asian="PT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ia rita</meta:initial-creator>
    <dc:creator>maria rita</dc:creator>
    <meta:creation-date>2023-05-09T18:37:00Z</meta:creation-date>
    <dc:date>2023-05-16T16:20:00Z</dc:date>
    <meta:template xlink:href="Normal.dotm" xlink:type="simple"/>
    <meta:editing-cycles>8</meta:editing-cycles>
    <meta:editing-duration>PT15360S</meta:editing-duration>
    <meta:document-statistic meta:page-count="2" meta:paragraph-count="6" meta:word-count="480" meta:character-count="3070" meta:row-count="21" meta:non-whitespace-character-count="2596"/>
  </office:meta>
</office:document-meta>
</file>